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542D1DBB0DD5299CC7E.png" manifest:media-type="image/png"/>
  <manifest:file-entry manifest:full-path="Pictures/10000000000002A10000054228CEA15E0EA63FA6.png" manifest:media-type="image/png"/>
  <manifest:file-entry manifest:full-path="Pictures/10000000000002A100000542932955EE350054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4992in" svg:height="11in" draw:z-index="0"><draw:image xlink:href="Pictures/10000000000002A10000054228CEA15E0EA63FA6.png" xlink:type="simple" xlink:show="embed" xlink:actuate="onLoad" loext:mime-type="image/png"/></draw:frame></text:p>
      <text:p text:style-name="Standard"><draw:frame draw:style-name="fr1" draw:name="Image2" text:anchor-type="paragraph" svg:width="5.4992in" svg:height="11in" draw:z-index="1"><draw:image xlink:href="Pictures/10000000000002A100000542932955EE35005467.png" xlink:type="simple" xlink:show="embed" xlink:actuate="onLoad" loext:mime-type="image/png"/></draw:frame><text:soft-page-break/></text:p>
      <text:p text:style-name="Standard"><draw:frame draw:style-name="fr1" draw:name="Image3" text:anchor-type="paragraph" svg:width="5.4992in" svg:height="11in" draw:z-index="2"><draw:image xlink:href="Pictures/10000000000002A100000542D1DBB0DD5299CC7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2:39:07.171512424</meta:creation-date>
    <dc:date>2019-02-14T12:39:52.970186349</dc:date>
    <meta:editing-duration>PT46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